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family="Times New Roman" style:font-name-complex="Times New Roman" fo:country="none" fo:language="none" fo:font-weight="700" style:font-weight-complex="700"/>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22T16:15:34</meta:creation-date>
    <dc:creator>Trihus</dc:creator>
    <dc:date>2011-02-22T16:15:34</dc:date>
    <meta:editing-cycles>1</meta:editing-cycles>
    <meta:editing-duration>PT2M27S</meta:editing-duration>
    <meta:AssemblyVersion Assembly-Version="OpenOfficeConvert 0.6.17.663"/>
    <meta:Created-By Created-By="ReSharper 5.0.1659.36"/>
    <meta:user-defined meta:name="Assembly-Version">OpenOfficeConvert 0.6.17.663</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google\pathway\Test\PsExport\TestFiles\Output\T4\1pe"
Const IsPreview = "False"
Const RunMacroFirstTime = "True"

'Changed On Feb-22-2011 for TD-1916(Paratext Open Office even header missing)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